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A0000011AD8CA8086.png"/>
  <manifest:file-entry manifest:media-type="image/jpeg" manifest:full-path="Pictures/100000000000017C000001574920A9EF.jpg"/>
  <manifest:file-entry manifest:media-type="image/png" manifest:full-path="Pictures/10000201000001C900000109343A5702.png"/>
  <manifest:file-entry manifest:media-type="image/jpeg" manifest:full-path="Pictures/100000000000035200000267EE621A9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cffff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2.2cm" svg:x="2.4cm" svg:y="25cm">
          <text:p/>
        </draw:rect>
        <draw:rect draw:style-name="gr1" draw:text-style-name="P1" draw:layer="layout" svg:width="3cm" svg:height="2.2cm" svg:x="10.2cm" svg:y="25.1cm">
          <text:p/>
        </draw:rect>
        <draw:custom-shape draw:style-name="gr2" draw:text-style-name="P1" xml:id="id24" draw:id="id24" draw:layer="layout" svg:width="0.9cm" svg:height="0.8cm" svg:x="11.1cm" svg:y="5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6" draw:id="id26" draw:layer="layout" svg:width="0.257cm" svg:height="0.228cm" svg:x="11.165cm" svg:y="5.8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0.256cm" svg:height="0.228cm" svg:x="11.679cm" svg:y="5.8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7cm" svg:height="0.228cm" svg:x="11.422cm" svg:y="5.35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6.67cm" svg:y="6.41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2" draw:id="id32" draw:layer="layout" svg:width="0.257cm" svg:height="0.228cm" svg:x="6.735cm" svg:y="6.9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4" draw:id="id34" draw:layer="layout" svg:width="0.256cm" svg:height="0.228cm" svg:x="7.249cm" svg:y="6.9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5" draw:id="id25" draw:layer="layout" svg:width="0.257cm" svg:height="0.228cm" svg:x="6.992cm" svg:y="6.4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9.7cm" svg:y="4.8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8" draw:id="id18" draw:layer="layout" svg:width="0.257cm" svg:height="0.228cm" svg:x="9.765cm" svg:y="4.8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256cm" svg:height="0.228cm" svg:x="10.279cm" svg:y="4.8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3" draw:id="id23" draw:layer="layout" svg:width="0.257cm" svg:height="0.228cm" svg:x="10.022cm" svg:y="5.31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5.6cm" svg:y="5.2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4" draw:id="id14" draw:layer="layout" svg:width="0.257cm" svg:height="0.228cm" svg:x="5.665cm" svg:y="5.2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0.256cm" svg:height="0.228cm" svg:x="6.179cm" svg:y="5.2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0.257cm" svg:height="0.228cm" svg:x="5.922cm" svg:y="5.71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11.355cm" svg:y="6.6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7" draw:id="id37" draw:layer="layout" svg:width="0.257cm" svg:height="0.228cm" svg:x="11.42cm" svg:y="7.1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5" draw:id="id35" draw:layer="layout" svg:width="0.256cm" svg:height="0.228cm" svg:x="11.934cm" svg:y="7.1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8" draw:id="id28" draw:layer="layout" svg:width="0.257cm" svg:height="0.228cm" svg:x="11.677cm" svg:y="6.72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9cm" svg:x="3.7cm" svg:y="2.2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0.257cm" svg:height="0.255cm" svg:x="3.765cm" svg:y="2.26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256cm" svg:height="0.255cm" svg:x="4.279cm" svg:y="2.26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257cm" svg:height="0.255cm" svg:x="4.022cm" svg:y="2.77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3.7cm" svg:y="3.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3" draw:id="id13" draw:layer="layout" svg:width="0.257cm" svg:height="0.228cm" svg:x="3.765cm" svg:y="4.0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0.256cm" svg:height="0.228cm" svg:x="4.279cm" svg:y="4.0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257cm" svg:height="0.228cm" svg:x="4.022cm" svg:y="3.55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7.1cm" svg:y="2.1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0.257cm" svg:height="0.228cm" svg:x="7.165cm" svg:y="2.1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256cm" svg:height="0.228cm" svg:x="7.679cm" svg:y="2.15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257cm" svg:height="0.228cm" svg:x="7.422cm" svg:y="2.61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9cm" svg:height="0.8cm" svg:x="7.1cm" svg:y="3.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5" draw:id="id15" draw:layer="layout" svg:width="0.257cm" svg:height="0.228cm" svg:x="7.165cm" svg:y="3.7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0.256cm" svg:height="0.228cm" svg:x="7.679cm" svg:y="3.7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7cm" svg:height="0.228cm" svg:x="7.422cm" svg:y="3.25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2.2cm" svg:y="6.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9" draw:id="id29" draw:layer="layout" svg:width="0.257cm" svg:height="0.228cm" svg:x="2.265cm" svg:y="6.6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1" draw:id="id31" draw:layer="layout" svg:width="0.256cm" svg:height="0.228cm" svg:x="2.779cm" svg:y="6.6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0.257cm" svg:height="0.228cm" svg:x="2.522cm" svg:y="6.15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4" draw:text-style-name="P1" xml:id="id1" draw:id="id1" draw:layer="layout" svg:width="0.7cm" svg:height="0.4cm" svg:x="2.9cm" svg:y="1.2cm">
          <text:p text:style-name="P1"><text:span text:style-name="T1">A1</text:span></text:p>
        </draw:rect>
        <draw:rect draw:style-name="gr4" draw:text-style-name="P1" xml:id="id3" draw:id="id3" draw:layer="layout" svg:width="0.7cm" svg:height="0.4cm" svg:x="4.6cm" svg:y="1.2cm">
          <text:p text:style-name="P1"><text:span text:style-name="T1">A2</text:span></text:p>
        </draw:rect>
        <draw:rect draw:style-name="gr4" draw:text-style-name="P1" xml:id="id5" draw:id="id5" draw:layer="layout" svg:width="0.7cm" svg:height="0.4cm" svg:x="6.3cm" svg:y="1.2cm">
          <text:p text:style-name="P1"><text:span text:style-name="T1">A3</text:span></text:p>
        </draw:rect>
        <draw:rect draw:style-name="gr4" draw:text-style-name="P1" xml:id="id7" draw:id="id7" draw:layer="layout" svg:width="0.7cm" svg:height="0.4cm" svg:x="8.1cm" svg:y="1.2cm">
          <text:p text:style-name="P1"><text:span text:style-name="T1">A4</text:span></text:p>
        </draw:rect>
        <draw:rect draw:style-name="gr4" draw:text-style-name="P1" draw:layer="layout" svg:width="0.7cm" svg:height="0.4cm" svg:x="10cm" svg:y="1.2cm">
          <text:p text:style-name="P1"><text:span text:style-name="T1">A5</text:span></text:p>
        </draw:rect>
        <draw:connector draw:style-name="gr1" draw:text-style-name="P1" draw:layer="layout" svg:x1="3.25cm" svg:y1="1.6cm" svg:x2="3.895cm" svg:y2="2.265cm" draw:start-shape="id1" draw:start-glue-point="2" draw:end-shape="id2" draw:end-glue-point="8" svg:d="M3250 1600v332h645v333">
          <text:p/>
        </draw:connector>
        <draw:connector draw:style-name="gr1" draw:text-style-name="P1" draw:layer="layout" svg:x1="4.95cm" svg:y1="1.6cm" svg:x2="4.407cm" svg:y2="2.265cm" draw:start-shape="id3" draw:start-glue-point="2" draw:end-shape="id4" draw:end-glue-point="8" svg:d="M4950 1600v332h-543v333">
          <text:p/>
        </draw:connector>
        <draw:connector draw:style-name="gr1" draw:text-style-name="P1" draw:layer="layout" svg:x1="6.65cm" svg:y1="1.6cm" svg:x2="7.295cm" svg:y2="2.158cm" draw:start-shape="id5" draw:start-glue-point="2" draw:end-shape="id6" draw:end-glue-point="8" svg:d="M6650 1600v279h645v279">
          <text:p/>
        </draw:connector>
        <draw:connector draw:style-name="gr1" draw:text-style-name="P1" draw:layer="layout" svg:x1="8.45cm" svg:y1="1.6cm" svg:x2="7.807cm" svg:y2="2.158cm" draw:start-shape="id7" draw:start-glue-point="2" draw:end-shape="id8" draw:end-glue-point="8" svg:d="M8450 1600v279h-643v279">
          <text:p/>
        </draw:connector>
        <draw:connector draw:style-name="gr1" draw:text-style-name="P1" draw:layer="layout" svg:x1="4.152cm" svg:y1="3.032cm" svg:x2="4.151cm" svg:y2="3.558cm" draw:start-shape="id9" draw:start-glue-point="4" draw:end-shape="id10" draw:end-glue-point="4" svg:d="M4152 3032v263h-1v263">
          <text:p/>
        </draw:connector>
        <draw:connector draw:style-name="gr1" draw:text-style-name="P1" draw:layer="layout" svg:x1="7.552cm" svg:y1="2.842cm" svg:x2="7.55cm" svg:y2="3.2cm" draw:start-shape="id11" draw:start-glue-point="4" draw:end-shape="id12" draw:end-glue-point="2" svg:d="M7552 2842v179h-2v179">
          <text:p/>
        </draw:connector>
        <draw:connector draw:style-name="gr1" draw:text-style-name="P1" draw:layer="layout" draw:line-skew="0.25cm" svg:x1="3.894cm" svg:y1="4.242cm" svg:x2="5.795cm" svg:y2="5.258cm" draw:start-shape="id13" draw:start-glue-point="8" draw:end-shape="id14" draw:end-glue-point="8" svg:d="M3894 4242v758h1901v258">
          <text:p/>
        </draw:connector>
        <draw:connector draw:style-name="gr1" draw:text-style-name="P1" draw:layer="layout" draw:line-skew="0.3cm" svg:x1="7.294cm" svg:y1="3.942cm" svg:x2="6.307cm" svg:y2="5.258cm" draw:start-shape="id15" draw:start-glue-point="8" draw:end-shape="id16" draw:end-glue-point="8" svg:d="M7294 3942v958h-987v358">
          <text:p/>
        </draw:connector>
        <draw:connector draw:style-name="gr1" draw:text-style-name="P1" draw:layer="layout" draw:line-skew="-0.143cm 0cm 0.243cm" svg:x1="4.407cm" svg:y1="4.242cm" svg:x2="9.895cm" svg:y2="4.858cm" draw:start-shape="id17" draw:start-glue-point="8" draw:end-shape="id18" draw:end-glue-point="8" svg:d="M4407 4242v358h2743 2745v258">
          <text:p/>
        </draw:connector>
        <draw:connector draw:style-name="gr1" draw:text-style-name="P1" draw:layer="layout" draw:line-skew="-0.143cm 0cm -0.057cm" svg:x1="7.807cm" svg:y1="3.942cm" svg:x2="10.407cm" svg:y2="4.858cm" draw:start-shape="id19" draw:start-glue-point="8" draw:end-shape="id20" draw:end-glue-point="8" svg:d="M7807 3942v358h1300 1300v558">
          <text:p/>
        </draw:connector>
        <draw:connector draw:style-name="gr1" draw:text-style-name="P1" draw:layer="layout" svg:x1="6.052cm" svg:y1="5.942cm" svg:x2="2.651cm" svg:y2="6.158cm" draw:start-shape="id21" draw:start-glue-point="4" draw:end-shape="id22" draw:end-glue-point="4" svg:d="M6052 5942v501h-1702v-786h-1699v501">
          <text:p/>
        </draw:connector>
        <draw:connector draw:style-name="gr1" draw:text-style-name="P1" draw:layer="layout" draw:line-skew="0cm 1.28cm" svg:x1="10.152cm" svg:y1="5.542cm" svg:x2="11.55cm" svg:y2="5.3cm" draw:start-shape="id23" draw:start-glue-point="4" draw:end-shape="id24" draw:end-glue-point="2" svg:d="M10152 5542v501h648v-1245h750v502">
          <text:p/>
        </draw:connector>
        <draw:connector draw:style-name="gr1" draw:text-style-name="P1" draw:layer="layout" svg:x1="7.121cm" svg:y1="6.471cm" svg:x2="11.294cm" svg:y2="6.042cm" draw:start-shape="id25" draw:start-glue-point="4" draw:end-shape="id26" draw:end-glue-point="8" svg:d="M7121 6471v-501h2085v573h2088v-501">
          <text:p/>
        </draw:connector>
        <draw:connector draw:style-name="gr1" draw:text-style-name="P1" draw:layer="layout" svg:x1="11.807cm" svg:y1="6.042cm" svg:x2="11.806cm" svg:y2="6.728cm" draw:start-shape="id27" draw:start-glue-point="8" draw:end-shape="id28" draw:end-glue-point="4" svg:d="M11807 6042v343h-1v343">
          <text:p/>
        </draw:connector>
        <draw:frame draw:style-name="gr5" draw:text-style-name="P1" xml:id="id30" draw:id="id30" draw:layer="layout" svg:width="1.9cm" svg:height="1.2cm" svg:x="1.8cm" svg:y="7.5cm">
          <draw:image xlink:href="Pictures/100000000000035200000267EE621A91.jpg" xlink:type="simple" xlink:show="embed" xlink:actuate="onLoad">
            <text:p/>
          </draw:image>
        </draw:frame>
        <draw:connector draw:style-name="gr1" draw:text-style-name="P1" draw:layer="layout" draw:line-skew="-1.7cm 0.5cm" svg:x1="2.394cm" svg:y1="6.842cm" svg:x2="1.8cm" svg:y2="8.1cm" draw:start-shape="id29" draw:start-glue-point="8" draw:end-shape="id30" draw:end-glue-point="3" svg:d="M2394 6842v658h-594v600">
          <text:p/>
        </draw:connector>
        <draw:connector draw:style-name="gr1" draw:text-style-name="P1" draw:layer="layout" draw:line-skew="-1.7cm -0.5cm" svg:x1="2.907cm" svg:y1="6.842cm" svg:x2="3.7cm" svg:y2="8.1cm" draw:start-shape="id31" draw:start-glue-point="8" draw:end-shape="id30" draw:end-glue-point="1" svg:d="M2907 6842v658h793v600">
          <text:p/>
        </draw:connector>
        <draw:frame draw:style-name="gr5" draw:text-style-name="P1" xml:id="id33" draw:id="id33" draw:layer="layout" svg:width="1.73cm" svg:height="1.087cm" svg:x="6.17cm" svg:y="7.613cm">
          <draw:image xlink:href="Pictures/100002010000016A0000011AD8CA8086.png" xlink:type="simple" xlink:show="embed" xlink:actuate="onLoad">
            <text:p/>
          </draw:image>
        </draw:frame>
        <draw:connector draw:style-name="gr1" draw:text-style-name="P1" draw:layer="layout" draw:line-skew="-1.787cm 0.5cm" svg:x1="6.864cm" svg:y1="7.155cm" svg:x2="6.17cm" svg:y2="8.156cm" draw:start-shape="id32" draw:start-glue-point="8" draw:end-shape="id33" draw:end-glue-point="3" svg:d="M6864 7155v258h-694v743">
          <text:p/>
        </draw:connector>
        <draw:connector draw:style-name="gr1" draw:text-style-name="P1" draw:layer="layout" draw:line-skew="-1.787cm -0.53cm" svg:x1="7.377cm" svg:y1="7.155cm" svg:x2="7.9cm" svg:y2="8.156cm" draw:start-shape="id34" draw:start-glue-point="8" draw:end-shape="id33" draw:end-glue-point="1" svg:d="M7377 7155v258h493v743h30">
          <text:p/>
        </draw:connector>
        <draw:frame draw:style-name="gr6" draw:layer="layout" svg:width="0.9cm" svg:height="0.53cm" svg:x="1.1cm" svg:y="7.6cm">
          <draw:text-box>
            <text:p><text:span text:style-name="T2">HF</text:span></text:p>
          </draw:text-box>
        </draw:frame>
        <draw:frame draw:style-name="gr6" draw:layer="layout" svg:width="0.9cm" svg:height="0.53cm" svg:x="5.37cm" svg:y="7.613cm">
          <draw:text-box>
            <text:p><text:span text:style-name="T2">HF</text:span></text:p>
          </draw:text-box>
        </draw:frame>
        <draw:frame draw:style-name="gr7" draw:layer="layout" svg:width="1.6cm" svg:height="0.53cm" svg:x="3.6cm" svg:y="7.67cm">
          <draw:text-box>
            <text:p><text:span text:style-name="T2">VHF/UHF</text:span></text:p>
          </draw:text-box>
        </draw:frame>
        <draw:frame draw:style-name="gr7" draw:layer="layout" svg:width="1.6cm" svg:height="0.53cm" svg:x="7.7cm" svg:y="7.67cm">
          <draw:text-box>
            <text:p><text:span text:style-name="T2">VHF/UHF</text:span></text:p>
          </draw:text-box>
        </draw:frame>
        <draw:frame draw:style-name="gr5" draw:text-style-name="P1" xml:id="id36" draw:id="id36" draw:layer="layout" svg:width="1.229cm" svg:height="0.907cm" svg:x="12.3cm" svg:y="7.8cm">
          <draw:image xlink:href="Pictures/100000000000017C000001574920A9EF.jpg" xlink:type="simple" xlink:show="embed" xlink:actuate="onLoad">
            <text:p/>
          </draw:image>
        </draw:frame>
        <draw:connector draw:style-name="gr1" draw:text-style-name="P1" draw:layer="layout" svg:x1="12.062cm" svg:y1="7.412cm" svg:x2="12.3cm" svg:y2="8.253cm" draw:start-shape="id35" draw:start-glue-point="8" draw:end-shape="id36" draw:end-glue-point="3" svg:d="M12062 7412v841h238">
          <text:p/>
        </draw:connector>
        <draw:frame draw:style-name="gr5" draw:text-style-name="P1" xml:id="id38" draw:id="id38" draw:layer="layout" svg:width="2.042cm" svg:height="0.8cm" svg:x="9.458cm" svg:y="7.8cm">
          <draw:image xlink:href="Pictures/10000201000001C900000109343A5702.png" xlink:type="simple" xlink:show="embed" xlink:actuate="onLoad">
            <text:p/>
          </draw:image>
        </draw:frame>
        <draw:connector draw:style-name="gr1" draw:text-style-name="P1" draw:layer="layout" svg:x1="11.549cm" svg:y1="7.412cm" svg:x2="11.5cm" svg:y2="8.2cm" draw:start-shape="id37" draw:start-glue-point="8" draw:end-shape="id38" draw:end-glue-point="1" svg:d="M11549 7412v788h-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20-06-14T19:46:23</dc:date>
    <dc:creator>Bob Cowdery</dc:creator>
    <meta:editing-duration>PT9H24M28S</meta:editing-duration>
    <meta:editing-cycles>27</meta:editing-cycles>
    <meta:generator>OpenOffice/4.1.2$Win32 OpenOffice.org_project/412m3$Build-9782</meta:generator>
    <meta:document-statistic meta:object-count="75"/>
  </office:meta>
</office:document-meta>
</file>